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8A37D162C00F083C.png" manifest:media-type="image/png"/>
  <manifest:file-entry manifest:full-path="Pictures/100002010000064000000384CBCC1D1838A29790.png" manifest:media-type="image/png"/>
  <manifest:file-entry manifest:full-path="Pictures/100002010000064000000384E8A4D02096EED7F9.png" manifest:media-type="image/png"/>
  <manifest:file-entry manifest:full-path="Pictures/100002010000064000000384755D8428B067D0C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 Bold" svg:font-family="'Noto Sans Mono CJK SC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style:font-name="Noto Sans Mono CJK SC Bold" officeooo:rsid="00145492"/>
    </style:style>
    <style:style style:name="T2" style:family="text">
      <style:text-properties style:font-name="Noto Sans Mono CJK SC Bold" fo:font-size="16pt" officeooo:rsid="00145492" style:font-size-asian="14pt" style:font-size-complex="16pt"/>
    </style:style>
    <style:style style:name="T3" style:family="text">
      <style:text-properties style:font-name="Noto Sans Mono CJK SC Bold" fo:font-size="16pt" style:text-underline-style="solid" style:text-underline-width="auto" style:text-underline-color="font-color" officeooo:rsid="00145492" style:font-size-asian="14pt" style:font-size-complex="16pt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3"/><text:span text:style-name="T4"><text:s/></text:span><text:span text:style-name="T3">Cycle 1</text:span></text:p>
      <text:p text:style-name="Standard"><text:span text:style-name="T3"/></text:p>
      <text:p text:style-name="Standard"><draw:frame draw:style-name="fr1" draw:name="Image1" text:anchor-type="paragraph" svg:width="16.824cm" svg:height="11.065cm" draw:z-index="0"><draw:image xlink:href="Pictures/100002010000064000000384E8A4D02096EED7F9.png" xlink:type="simple" xlink:show="embed" xlink:actuate="onLoad" loext:mime-type="image/png"/></draw:frame><draw:frame draw:style-name="fr2" draw:name="Image2" text:anchor-type="paragraph" svg:x="-0.053cm" svg:y="11.698cm" svg:width="16.824cm" svg:height="11.167cm" draw:z-index="1"><draw:image xlink:href="Pictures/100002010000064000000384755D8428B067D0CD.png" xlink:type="simple" xlink:show="embed" xlink:actuate="onLoad" loext:mime-type="image/png"/></draw:frame><text:span text:style-name="T3"/></text:p>
      <text:p text:style-name="Standard"><text:span text:style-name="T3"/></text:p>
      <text:p text:style-name="Standard"><draw:frame draw:style-name="fr1" draw:name="Image3" text:anchor-type="paragraph" svg:width="16.824cm" svg:height="12.587cm" draw:z-index="2"><draw:image xlink:href="Pictures/1000020100000640000003848A37D162C00F083C.png" xlink:type="simple" xlink:show="embed" xlink:actuate="onLoad" loext:mime-type="image/png"/></draw:frame><draw:frame draw:style-name="fr2" draw:name="Image4" text:anchor-type="paragraph" svg:x="0cm" svg:y="13.379cm" svg:width="16.824cm" svg:height="12.146cm" draw:z-index="3"><draw:image xlink:href="Pictures/100002010000064000000384CBCC1D1838A29790.png" xlink:type="simple" xlink:show="embed" xlink:actuate="onLoad" loext:mime-type="image/png"/></draw:frame><text:soft-page-break/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Mono CJK SC Bold" svg:font-family="'Noto Sans Mono CJK SC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ouble-thin #000000" style:border-line-width="0.018cm 0.004cm 0.018cm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7T10:48:44.582546550</meta:creation-date>
    <dc:date>2022-03-17T10:57:59.707139476</dc:date>
    <meta:editing-duration>PT9M17S</meta:editing-duration>
    <meta:editing-cycles>1</meta:editing-cycles>
    <meta:document-statistic meta:table-count="0" meta:image-count="4" meta:object-count="0" meta:page-count="2" meta:paragraph-count="1" meta:word-count="2" meta:character-count="11" meta:non-whitespace-character-count="6"/>
    <meta:generator>LibreOffice/6.0.7.3$Linux_X86_64 LibreOffice_project/00m0$Build-3</meta:generator>
  </office:meta>
</office:document-meta>
</file>